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adornments="Norm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2f218d"/>
    </style:style>
    <style:style style:name="P3" style:family="paragraph" style:parent-style-name="Standard">
      <style:paragraph-properties fo:text-align="end" style:justify-single-word="false"/>
      <style:text-properties officeooo:paragraph-rsid="003d4a2f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b494e" officeooo:paragraph-rsid="001b494e" style:font-weight-asian="bold" style:font-weight-complex="bold"/>
    </style:style>
    <style:style style:name="P6" style:family="paragraph" style:parent-style-name="Standard">
      <style:text-properties officeooo:rsid="001b494e" officeooo:paragraph-rsid="001b494e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6.001cm" style:leader-style="dotted" style:leader-text="."/>
          <style:tab-stop style:position="7.408cm" style:leader-style="dotted" style:leader-text="."/>
        </style:tab-stops>
      </style:paragraph-properties>
      <style:text-properties officeooo:rsid="001b494e" officeooo:paragraph-rsid="001b494e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6.001cm" style:leader-style="dotted" style:leader-text="."/>
          <style:tab-stop style:position="7.408cm" style:leader-style="dotted" style:leader-text="."/>
        </style:tab-stops>
      </style:paragraph-properties>
      <style:text-properties officeooo:rsid="001b494e" officeooo:paragraph-rsid="00324c32"/>
    </style:style>
    <style:style style:name="P9" style:family="paragraph" style:parent-style-name="Standard">
      <style:text-properties officeooo:paragraph-rsid="002f0e75"/>
    </style:style>
    <style:style style:name="P10" style:family="paragraph" style:parent-style-name="Standard">
      <style:text-properties officeooo:rsid="002f218d" officeooo:paragraph-rsid="002f218d"/>
    </style:style>
    <style:style style:name="P11" style:family="paragraph" style:parent-style-name="Standard">
      <style:paragraph-properties fo:text-align="justify" style:justify-single-word="false"/>
      <style:text-properties officeooo:paragraph-rsid="002f41ce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6.001cm" style:leader-style="dotted" style:leader-text="."/>
          <style:tab-stop style:position="7.408cm" style:leader-style="dotted" style:leader-text="."/>
        </style:tab-stops>
      </style:paragraph-properties>
      <style:text-properties fo:font-weight="bold" officeooo:rsid="001b494e" officeooo:paragraph-rsid="00324c32" style:font-weight-asian="bold" style:font-weight-complex="bold"/>
    </style:style>
    <style:style style:name="P13" style:family="paragraph" style:parent-style-name="Standard">
      <style:text-properties officeooo:rsid="002f0e75" officeooo:paragraph-rsid="002f0e75"/>
    </style:style>
    <style:style style:name="P14" style:family="paragraph" style:parent-style-name="Standard">
      <style:text-properties officeooo:paragraph-rsid="003bdef5"/>
    </style:style>
    <style:style style:name="T1" style:family="text">
      <style:text-properties officeooo:rsid="001a2e5d"/>
    </style:style>
    <style:style style:name="T2" style:family="text">
      <style:text-properties officeooo:rsid="001b494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receipt.month" text:name="py3o.receipt.month"/>
        <text:user-field-decl office:value-type="string" office:string-value="py3o.receipt.year" text:name="py3o.receipt.year"/>
        <text:user-field-decl office:value-type="string" office:string-value="py3o.landlord.lastname" text:name="py3o.landlord.lastname"/>
        <text:user-field-decl office:value-type="string" office:string-value="py3o.landlord.firstname" text:name="py3o.landlord.firstname"/>
        <text:user-field-decl office:value-type="string" office:string-value="py3o.landlord.address" text:name="py3o.landlord.address"/>
        <text:user-field-decl office:value-type="string" office:string-value="py3o.tenant.lastname" text:name="py3o.tenant.lastname"/>
        <text:user-field-decl office:value-type="string" office:string-value="py3o.tenant.firstname" text:name="py3o.tenant.firstname"/>
        <text:user-field-decl office:value-type="string" office:string-value="py3o.tenant.address" text:name="py3o.tenant.address"/>
        <text:user-field-decl office:value-type="string" office:string-value="py3o.tenant.title" text:name="py3o.tenant.title"/>
        <text:user-field-decl office:value-type="string" office:string-value="py3o.receipt.tenancyaddress" text:name="py3o.receipt.tenancyaddress"/>
        <text:user-field-decl office:value-type="string" office:string-value="py3o.receipt.editingcity" text:name="py3o.receipt.editingcity"/>
        <text:user-field-decl office:value-type="string" office:string-value="py3o.receipt.editingdate" text:name="py3o.receipt.editingdate"/>
        <text:user-field-decl office:value-type="string" office:string-value="py3o.receipt.rent" text:name="py3o.receipt.rent"/>
        <text:user-field-decl office:value-type="string" office:string-value="py3o.receipt.expanses" text:name="py3o.receipt.expanses"/>
        <text:user-field-decl office:value-type="string" office:string-value="py3o.receipt.total" text:name="py3o.receipt.total"/>
        <text:user-field-decl office:value-type="string" office:string-value="py3o.receipt.totalspelledout" text:name="py3o.receipt.totalspelledout"/>
        <text:user-field-decl office:value-type="string" office:string-value="py3o.receipt.currency" text:name="py3o.receipt.currency"/>
        <text:user-field-decl office:value-type="string" office:string-value="py3o.receipt.currencysymbol" text:name="py3o.receipt.currencysymbol"/>
        <text:user-field-decl office:value-type="string" office:string-value="py3o.receipt.paymentdate" text:name="py3o.receipt.paymentdate"/>
        <text:user-field-decl office:value-type="string" office:string-value="py3o.receipt.period" text:name="py3o.receipt.period"/>
        <text:user-field-decl office:value-type="string" office:string-value="py3o.landlord.addressl1" text:name="py3o.landlord.addressl1"/>
        <text:user-field-decl office:value-type="string" office:string-value="py3o.landlord.addressl2" text:name="py3o.landlord.addressl2"/>
        <text:user-field-decl office:value-type="string" office:string-value="py3o.tenant.addressl1" text:name="py3o.tenant.addressl1"/>
        <text:user-field-decl office:value-type="string" office:string-value="py3o.tenant.addressl2" text:name="py3o.tenant.addressl2"/>
        <text:user-field-decl office:value-type="string" office:string-value="py3o.receipt.tenancyaddressl1" text:name="py3o.receipt.tenancyaddressl1"/>
        <text:user-field-decl office:value-type="string" office:string-value="py3o.receipt.tenancyaddressl2" text:name="py3o.receipt.tenancyaddressl2"/>
        <text:user-field-decl office:value-type="string" office:string-value="py3o.landlord.editing_city" text:name="py3o.landlord.editing_city"/>
        <text:user-field-decl office:value-type="string" office:string-value="py3o.receipt.editing_date" text:name="py3o.receipt.editing_date"/>
        <text:user-field-decl office:value-type="string" office:string-value="py3o.tenancy.address_line1" text:name="py3o.tenancy.address_line1"/>
        <text:user-field-decl office:value-type="string" office:string-value="py3o.tenancy.address_line2" text:name="py3o.tenancy.address_line2"/>
        <text:user-field-decl office:value-type="string" office:string-value="py3o.landlord.first_name" text:name="py3o.landlord.first_name"/>
        <text:user-field-decl office:value-type="string" office:string-value="py3o.landlord.last_name" text:name="py3o.landlord.last_name"/>
        <text:user-field-decl office:value-type="string" office:string-value="py3o.tenant.first_name" text:name="py3o.tenant.first_name"/>
        <text:user-field-decl office:value-type="string" office:string-value="py3o.tenant.last_name" text:name="py3o.tenant.last_name"/>
        <text:user-field-decl office:value-type="string" office:string-value="py3o.tenancy.currency" text:name="py3o.tenancy.currency"/>
        <text:user-field-decl office:value-type="string" office:string-value="py3o.tenancy.currency_symbol" text:name="py3o.tenancy.currency_symbol"/>
        <text:user-field-decl office:value-type="string" office:string-value="py3o.receipt.payment_date" text:name="py3o.receipt.payment_date"/>
        <text:user-field-decl office:value-type="string" office:string-value="py3o.tenant.address_line1" text:name="py3o.tenant.address_line1"/>
        <text:user-field-decl office:value-type="string" office:string-value="py3o.tenant.address_line2" text:name="py3o.tenant.address_line2"/>
        <text:user-field-decl office:value-type="string" office:string-value="py3o.landlord.address_line1" text:name="py3o.landlord.address_line1"/>
        <text:user-field-decl office:value-type="string" office:string-value="py3o.landlord.address_line2" text:name="py3o.landlord.address_line2"/>
        <text:user-field-decl office:value-type="string" office:string-value="py3o.tenancy.month_name" text:name="py3o.tenancy.month_name"/>
        <text:user-field-decl office:value-type="string" office:string-value="py3o.receipt.month_name" text:name="py3o.receipt.month_name"/>
      </text:user-field-decls>
      <text:p text:style-name="Title">Quittance de loyer du mois de <text:user-field-get text:name="py3o.receipt.month_name">py3o.receipt.month_name</text:user-field-get><text:s/><text:user-field-get text:name="py3o.receipt.year">py3o.receipt.year</text:user-field-get></text:p>
      <text:p text:style-name="Text_20_body"/>
      <text:section text:style-name="Sect1" text:name="Section1">
        <text:p text:style-name="P14"><text:span text:style-name="T1"><text:user-field-get text:name="py3o.landlord.last_name">py3o.landlord.last_name</text:user-field-get></text:span><text:s/><text:user-field-get text:name="py3o.landlord.first_name">py3o.landlord.first_name</text:user-field-get></text:p>
        <text:p text:style-name="P9"><text:user-field-get text:name="py3o.landlord.address_line1">py3o.landlord.address_line1</text:user-field-get></text:p>
        <text:p text:style-name="P13"><text:user-field-get text:name="py3o.landlord.address_line2">py3o.landlord.address_line2</text:user-field-get></text:p>
        <text:p text:style-name="P13"/>
        <text:p text:style-name="P3"><text:user-field-get text:name="py3o.tenant.last_name">py3o.tenant.last_name</text:user-field-get><text:s/><text:user-field-get text:name="py3o.tenant.first_name">py3o.tenant.first_name</text:user-field-get></text:p>
        <text:p text:style-name="P2"><text:user-field-get text:name="py3o.tenant.address_line1">py3o.tenant.address_line1</text:user-field-get></text:p>
        <text:p text:style-name="P2"><text:user-field-get text:name="py3o.tenant.address_line2">py3o.tenant.address_line2</text:user-field-get></text:p>
      </text:section>
      <text:p text:style-name="Standard"/>
      <text:p text:style-name="P1">Fait à <text:user-field-get text:name="py3o.landlord.editing_city">py3o.landlord.editing_city</text:user-field-get>, le <text:user-field-get text:name="py3o.receipt.editing_date">py3o.receipt.editing_date</text:user-field-get></text:p>
      <text:p text:style-name="Standard"/>
      <text:p text:style-name="P4">Adresse de la location :</text:p>
      <text:p text:style-name="P10"><text:user-field-get text:name="py3o.tenancy.address_line1">py3o.tenancy.address_line1</text:user-field-get></text:p>
      <text:p text:style-name="P10"><text:user-field-get text:name="py3o.tenancy.address_line2">py3o.tenancy.address_line2</text:user-field-get></text:p>
      <text:p text:style-name="Standard"/>
      <text:p text:style-name="P11">Je soussigné <text:user-field-get text:name="py3o.landlord.first_name">py3o.landlord.first_name</text:user-field-get><text:span text:style-name="T1"><text:s/></text:span><text:span text:style-name="T1"><text:user-field-get text:name="py3o.landlord.last_name">py3o.landlord.last_name</text:user-field-get></text:span><text:span text:style-name="T1">,</text:span> propriétaire du logement désigné ci-dessus, déclare avoir reçu de <text:user-field-get text:name="py3o.tenant.title">py3o.tenant.title</text:user-field-get><text:s/><text:user-field-get text:name="py3o.tenant.first_name">py3o.tenant.first_name</text:user-field-get><text:s/><text:user-field-get text:name="py3o.tenant.last_name">py3o.tenant.last_name</text:user-field-get>, la somme de <text:user-field-get text:name="py3o.receipt.totalspelledout">py3o.receipt.totalspelledout</text:user-field-get><text:s/><text:user-field-get text:name="py3o.tenancy.currency">py3o.tenancy.currency</text:user-field-get><text:s/><text:span text:style-name="T2">(</text:span><text:span text:style-name="T2"><text:user-field-get text:name="py3o.receipt.total">py3o.receipt.total</text:user-field-get></text:span> <text:user-field-get text:name="py3o.tenancy.currency">py3o.tenancy.currency</text:user-field-get><text:span text:style-name="T2">)</text:span>, au titre du paiement du loyer et des charges pour la période de location <text:user-field-get text:name="py3o.receipt.period">py3o.receipt.period</text:user-field-get><text:s/>et lui en donne quittance, sous réserve de tous mes droits.</text:p>
      <text:p text:style-name="Standard"/>
      <text:p text:style-name="P5">Détail du règlement :</text:p>
      <text:p text:style-name="P7">Loyer : <text:tab/> <text:user-field-get text:name="py3o.receipt.rent">py3o.receipt.rent</text:user-field-get><text:s/><text:user-field-get text:name="py3o.tenancy.currency_symbol">py3o.tenancy.currency_symbol</text:user-field-get></text:p>
      <text:p text:style-name="P8">Provision pour charges : <text:tab/> <text:user-field-get text:name="py3o.receipt.expanses">py3o.receipt.expanses</text:user-field-get><text:s/><text:user-field-get text:name="py3o.tenancy.currency_symbol">py3o.tenancy.currency_symbol</text:user-field-get></text:p>
      <text:p text:style-name="P12">Total : <text:tab/> <text:user-field-get text:name="py3o.receipt.total">py3o.receipt.total</text:user-field-get><text:s/><text:user-field-get text:name="py3o.tenancy.currency_symbol">py3o.tenancy.currency_symbol</text:user-field-get></text:p>
      <text:p text:style-name="P6"/>
      <text:p text:style-name="P6">Date du paiement : le <text:user-field-get text:name="py3o.receipt.payment_date">py3o.receipt.payment_date</text:user-field-get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adornments="Norm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style:page-number="auto"/>
      <style:text-properties style:font-name="Calibri" fo:font-family="Calibri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style-name="Normal" style:font-family-generic="swiss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42cm" fo:margin-bottom="0.801cm" style:contextual-spacing="false" fo:text-align="center" style:justify-single-word="false" fo:padding="0.049cm" fo:border="none">
        <style:tab-stops/>
      </style:paragraph-properties>
      <style:text-properties fo:font-size="22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dddddd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2:44:17.626415311</meta:creation-date>
    <meta:editing-duration>PT30S</meta:editing-duration>
    <meta:editing-cycles>2</meta:editing-cycles>
    <meta:generator>LibreOffice/7.4.4.2$Linux_X86_64 LibreOffice_project/40$Build-2</meta:generator>
    <dc:date>2023-02-06T22:44:18.613146933</dc:date>
    <meta:document-statistic meta:table-count="0" meta:image-count="0" meta:object-count="0" meta:page-count="1" meta:paragraph-count="17" meta:word-count="101" meta:character-count="1116" meta:non-whitespace-character-count="1026"/>
  </office:meta>
</office:document-meta>
</file>